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E0000020EB05402811BEAF5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48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629cm" svg:x="1cm" svg:y="11.17cm">
          <draw:image xlink:href="Pictures/100002010000054E0000020EB05402811BEAF5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20T11:51:06.031393770</dc:date>
    <meta:editing-duration>PT2M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